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Set.addFileset( final FileSet file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sionSet.dieOnCircularReference( Stack stk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tensionSet.toExtensions( final Project pro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nsionS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Set.setRefid( final Reference refere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sionSet.addLibfileset( final LibFileSet file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sionSet.addExtension( final ExtensionAdapter extensionAdap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